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Exception.Transact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Exception.TransactionException( String message , Throwable root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